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e59" draw:opacity="70%" draw:textarea-horizontal-align="justify" draw:textarea-vertical-align="middle" draw:auto-grow-height="false" fo:min-height="1.5cm" fo:min-width="2.25cm"/>
      <style:paragraph-properties style:writing-mode="lr-tb"/>
    </style:style>
    <style:style style:name="gr2" style:family="graphic" style:parent-style-name="standard">
      <style:graphic-properties draw:stroke="none" draw:fill-color="#ff972f" draw:opacity="70%" draw:textarea-horizontal-align="justify" draw:textarea-vertical-align="middle" draw:auto-grow-height="false" fo:min-height="1.5cm" fo:min-width="2.75cm"/>
      <style:paragraph-properties style:writing-mode="lr-tb"/>
    </style:style>
    <style:style style:name="gr3" style:family="graphic" style:parent-style-name="standard">
      <style:graphic-properties draw:stroke="none" draw:fill-color="#ff7b59" draw:opacity="70%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stroke="none" draw:fill-color="#ec9ba4" draw:opacity="70%" draw:textarea-horizontal-align="justify" draw:textarea-vertical-align="middle" draw:auto-grow-height="false" fo:min-height="1.5cm" fo:min-width="3.5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1.5cm" fo:min-width="3.5cm"/>
      <style:paragraph-properties style:writing-mode="lr-tb"/>
    </style:style>
    <style:style style:name="gr7" style:family="graphic" style:parent-style-name="standard">
      <style:graphic-properties draw:stroke="none" draw:fill-color="#bf819e" draw:opacity="70%" draw:textarea-horizontal-align="justify" draw:textarea-vertical-align="middle" draw:auto-grow-height="false" fo:min-height="1.5cm" fo:min-width="3cm"/>
      <style:paragraph-properties style:writing-mode="lr-tb"/>
    </style:style>
    <style:style style:name="gr8" style:family="graphic" style:parent-style-name="standard">
      <style:graphic-properties draw:stroke="none" draw:fill-color="#50938a" draw:opacity="70%" draw:textarea-horizontal-align="justify" draw:textarea-vertical-align="middle" draw:auto-grow-height="false" fo:min-height="1.5cm" fo:min-width="3.75cm"/>
      <style:paragraph-properties style:writing-mode="lr-tb"/>
    </style:style>
    <style:style style:name="gr9" style:family="graphic" style:parent-style-name="standard">
      <style:graphic-properties draw:stroke="none" draw:fill-color="#5eb91e" draw:opacity="70%" draw:textarea-horizontal-align="justify" draw:textarea-vertical-align="middle" draw:auto-grow-height="false" fo:min-height="1.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e59" draw:opacity="70%"/>
      <style:paragraph-properties fo:text-align="center" style:writing-mode="lr-tb"/>
    </style:style>
    <style:style style:name="P3" style:family="paragraph">
      <loext:graphic-properties draw:fill-color="#ff972f" draw:opacity="70%"/>
      <style:paragraph-properties fo:text-align="center" style:writing-mode="lr-tb"/>
    </style:style>
    <style:style style:name="P4" style:family="paragraph">
      <loext:graphic-properties draw:fill-color="#ff7b59" draw:opacity="70%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weight="normal"/>
    </style:style>
    <style:style style:name="P6" style:family="paragraph">
      <loext:graphic-properties draw:fill-color="#ec9ba4" draw:opacity="70%"/>
      <style:paragraph-properties fo:text-align="center" style:writing-mode="lr-tb"/>
      <style:text-properties fo:font-weight="normal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729fcf" draw:opacity="70%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bf819e" draw:opacity="70%"/>
      <style:paragraph-properties fo:text-align="center" style:writing-mode="lr-tb"/>
    </style:style>
    <style:style style:name="P11" style:family="paragraph">
      <loext:graphic-properties draw:fill-color="#50938a" draw:opacity="70%"/>
      <style:paragraph-properties fo:text-align="center" style:writing-mode="lr-tb"/>
    </style:style>
    <style:style style:name="P12" style:family="paragraph">
      <loext:graphic-properties draw:fill-color="#5eb91e" draw:opacity="70%"/>
      <style:paragraph-properties fo:text-align="center" style:writing-mode="lr-tb"/>
    </style:style>
    <style:style style:name="T1" style:family="text">
      <style:text-properties style:font-name="Liberation Serif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5cm" svg:height="1.75cm" svg:x="1.5cm" svg:y="8cm">
          <text:p text:style-name="P1">FLAG</text:p>
          <text:p text:style-name="P1"><text:span text:style-name="T1">1/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.75cm" svg:x="4.25cm" svg:y="8cm">
          <text:p text:style-name="P1"><text:span text:style-name="T2">Δ</text:span>TEMPS</text:p>
          <text:p text:style-name="P1"><text:span text:style-name="T1">[ms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75cm" svg:x="7.5cm" svg:y="8cm">
          <text:p text:style-name="P1">Pression</text:p>
          <text:p text:style-name="P1"><text:span text:style-name="T3">[bar]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4cm" svg:height="1.75cm" svg:x="12.25cm" svg:y="8cm">
            <text:p text:style-name="P5"><text:span text:style-name="T4">Gyro X;Y;Z</text:span></text:p>
            <text:p text:style-name="P5"><text:span text:style-name="T4"/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604cm" svg:height="0.892cm" svg:x="13.396cm" svg:y="8.8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6" draw:text-style-name="P8" draw:layer="layout" svg:width="4cm" svg:height="1.75cm" svg:x="19.75cm" svg:y="8cm">
            <text:p text:style-name="P1">Accel X;Y;Z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999cm" svg:height="0.999cm" svg:x="20.751cm" svg:y="8.7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7" draw:text-style-name="P10" draw:layer="layout" svg:width="3.5cm" svg:height="1.75cm" svg:x="16.25cm" svg:y="8cm">
            <text:p text:style-name="P1">Mag X;Y;Z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315cm" svg:height="0.892cm" svg:x="17.344cm" svg:y="8.85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8" draw:text-style-name="P11" draw:layer="layout" svg:width="4.25cm" svg:height="1.75cm" svg:x="23.75cm" svg:y="8cm">
            <text:p text:style-name="P1">Euleur H;P;R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034cm" svg:height="0.891cm" svg:x="25.25cm" svg:y="8.85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9" draw:text-style-name="P12" draw:layer="layout" svg:width="6.25cm" svg:height="1.75cm" svg:x="28cm" svg:y="8cm">
          <text:p text:style-name="P1">Quaternion W;X;Y;Z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4cm" fo:page-height="2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16:38:23.569000000</meta:creation-date>
    <dc:date>2023-06-26T14:20:13.633000000</dc:date>
    <meta:editing-duration>PT20M53S</meta:editing-duration>
    <meta:editing-cycles>9</meta:editing-cycles>
    <meta:generator>LibreOffice/7.3.1.3$Windows_X86_64 LibreOffice_project/a69ca51ded25f3eefd52d7bf9a5fad8c90b87951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i>°</mi>
          <mo stretchy="false">/</mo>
          <mi>s</mi>
        </mrow>
      </mrow>
      <mo fence="true" form="postfix" stretchy="false">]</mo>
    </mrow>
    <annotation encoding="StarMath 5.0">[°/s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o stretchy="false">/</mo>
          <msup>
            <mi>s</mi>
            <mn>2</mn>
          </msup>
        </mrow>
      </mrow>
      <mo fence="true" form="postfix" stretchy="false">]</mo>
    </mrow>
    <annotation encoding="StarMath 5.0">[m/s^2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i mathvariant="italic">uT</mi>
      </mrow>
      <mo fence="true" form="postfix" stretchy="false">]</mo>
    </mrow>
    <annotation encoding="StarMath 5.0">[uT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i>°</mi>
      </mrow>
      <mo fence="true" form="postfix" stretchy="false">]</mo>
    </mrow>
    <annotation encoding="StarMath 5.0">[°]</annotation>
  </semantics>
</math>
</file>